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style:font-name="Monospace" fo:font-size="10pt" style:font-name-asian="Monospace" style:font-size-asian="10pt" style:font-name-complex="Monospace"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rategy for encounters.</text:p>
      <text:p text:style-name="Standard"/>
      <text:p text:style-name="Standard">An encounter number is unique within the database. This is enforced on Encounter_Mapping by having it defined as <text:span text:style-name="T1">SERIAL UNIQUE. So the first thing we do is for each row to generate an Encounter_Mapping, and then retrieve the unique id for the encounter (encounter_num).</text:span></text:p>
      <text:p text:style-name="Standard"><text:span text:style-name="T1"/></text:p>
      <text:p text:style-name="Standard"><text:span text:style-name="T1">This is then used when we generate a Visit_Dimension (similar to the processing for Patient_Dimension). Visit_Dimension has a start date which can be null. Suggest we use 'observation start date' for the given row. Absolutely, we need observation start date, in case there is more than one encounter for the same patient in the same spreadsheet!!!</text:span></text:p>
      <text:p text:style-name="Standard"><text:span text:style-name="T1"/></text:p>
      <text:p text:style-name="Standard"><text:span text:style-name="T1">The observation fact for each row then has patient_num and encounter_num.</text:span></text:p>
      <text:p text:style-name="Standard"><text:span text:style-name="T1"/></text:p>
      <text:p text:style-name="Standard"><text:span text:style-name="T1">What to do about ENCOUNTER_IDE and ENCOUNTER_IDE_SOURCE in the Encounter_mapping? These need to be unique within a project.</text:span></text:p>
      <text:p text:style-name="Standard"><text:span text:style-name="T1">Suggest:</text:span></text:p>
      <text:p text:style-name="Standard"><text:span text:style-name="T1">Enounter_ide = filename + : + sheet name + : + row number</text:span></text:p>
      <text:p text:style-name="Standard"><text:span text:style-name="T1">Encounter_ide_source = encrypted fullpath of the file.</text:span></text:p>
      <text:p text:style-name="Standard"><text:span text:style-name="T1"/></text:p>
      <text:p text:style-name="Standard"><text:span text:style-name="T1">Enounter_ide = row number</text:span></text:p>
      <text:p text:style-name="Standard"><text:span text:style-name="T1">Encounter_ide_source = <text:s/>filename + : + sheet name</text:span></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2-13T11:37:10</meta:creation-date>
    <dc:date>2015-02-16T10:08:38</dc:date>
    <dc:creator>Jeff Lusted</dc:creator>
    <meta:editing-duration>P2DT22H27M25S</meta:editing-duration>
    <meta:editing-cycles>9</meta:editing-cycles>
    <meta:generator>LibreOffice/3.5$Linux_X86_64 LibreOffice_project/350m1$Build-2</meta:generator>
    <meta:document-statistic meta:table-count="0" meta:image-count="0" meta:object-count="0" meta:page-count="1" meta:paragraph-count="10" meta:word-count="165" meta:character-count="1029" meta:non-whitespace-character-count="873"/>
  </office:meta>
</office:document-meta>
</file>